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Courier 10 Pitch'" style:font-pitch="fixed" fo:font-size="13pt" style:font-size-asian="13pt" style:font-size-complex="13pt"/>
    </style:style>
    <style:style style:name="T9" style:family="text">
      <style:text-properties fo:font-family="'Interstate Mono'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“static” IP</text:p>
              </text:list-item>
            </text:list>
            <text:list text:continue-numbering="true" text:style-name="L2">
              <text:list-item>
                <text:list>
                  <text:list-item>
                    <text:p>Must be visible on wired and wirelessly </text:p>
                  </text:list-item>
                  <text:list-item>
                    <text:p>Only necessary on VPN port (default: 1194) </text:p>
                  </text:list-item>
                </text:list>
              </text:list-item>
            </text:list>
            <text:list text:continue-numbering="true" text:style-name="L2">
              <text:list-item>
                <text:p>Basestation needs an additional 2 Ips</text:p>
              </text:list-item>
            </text:list>
            <text:list text:continue-numbering="true" text:style-name="L2">
              <text:list-item>
                <text:list>
                  <text:list-item>
                    <text:p>Will be forwarded to robot</text:p>
                  </text:list-item>
                </text:list>
              </text:list-item>
            </text:list>
            <text:list text:continue-numbering="true" text:style-name="L2">
              <text:list-item>
                <text:p>Robot must be able to acquire DHCP address on both wired and wireless networ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[&lt;IP&gt;]</text:span><text:span text:style-name="T3"><text:line-break/></text:span><text:span text:style-name="T3">$ sudo robot-brand green green1 green2 10.68.1.0</text:span><text:span text:style-name="T3"><text:line-break/></text:span><text:span text:style-name="T3">$ sudo robot-brand green green1 green2 10.68.1.0 192.168.1.100</text:span><text:span text:style-name="T3"><text:line-break/></text:span><text:span text:style-name="T3"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Go to: <text:a xlink:href="http://10.68.0.91/">http://10.68.0.91</text:a> (or http://10.68.0.92)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Once per day, a cron-job on the robot will push the contents from the robot: “/hwlog” directory to basestation via rsync</text:span></text:p>
              </text:list-item>
              <text:list-item>
                <text:p><text:span text:style-name="T7">The basestation will then attempt to send these log-files back to WG for processing</text:span></text:p>
              </text:list-item>
              <text:list-item>
                <text:p><text:span text:style-name="T7">If your robot/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7">Copy the contents of hwlog and the “sendhwlog” python script to another machine with internet access</text:span></text:p>
                  </text:list-item>
                  <text:list-item>
                    <text:p><text:span text:style-name="T7">Run sendhwlog:</text:span><text:span text:style-name="T7"><text:line-break/></text:span><text:span text:style-name="T7"><text:line-break/></text:span><text:span text:style-name="T8">$sudo sendhwlog --path /path/to/bagfiles --id &lt;wan0 mac address&gt; --wg</text:span></text:p>
                    <text:p><text:span text:style-name="T8">$sudo sendhwlog --path /mnt/disk/bags --id 001517b19217 --wg</text:span></text:p>
                  </text:list-item>
                  <text:list-item>
                    <text:p><text:span text:style-name="T9">Make sure to get the id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9H01M30S</meta:editing-duration>
    <meta:editing-cycles>45</meta:editing-cycles>
    <meta:generator>OpenOffice.org/3.1$Unix OpenOffice.org_project/310m19$Build-9420</meta:generator>
    <meta:initial-creator>Jeremy Leibs</meta:initial-creator>
    <dc:date>2010-05-27T16:36:54</dc:date>
    <dc:creator>Jeremy Leibs</dc:creator>
    <meta:document-statistic meta:object-count="109"/>
    <meta:template xlink:type="simple" xlink:actuate="onRequest" xlink:title="tutorialtemplate" xlink:href="../tutorialtemplate.otp" meta:date="2010-03-16T09:08:13"/>
  </office:meta>
</office:document-meta>
</file>